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fo:background-color="#99FFCC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8.5472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17.6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8" table:visibility="collapse"/>
        <table:table-column table:style-name="co3" table:default-cell-style-name="ce21" table:visibility="collapse"/>
        <table:table-column table:style-name="co2" table:default-cell-style-name="ce19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office:value-type="string" table:style-name="ce6">
            <text:p>еи</text:p>
          </table:table-cell>
          <table:table-cell office:value-type="string" table:style-name="ce1">
            <text:p>кооф</text:p>
          </table:table-cell>
          <table:table-cell office:value-type="string" table:style-name="ce1">
            <text:p>ВЕС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150" table:formula="of:=[.G2]*[.E2]" table:style-name="ce1">
            <text:p>1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3]*[.E3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4]*[.E4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400" table:formula="of:=[.G5]*[.E5]" table:style-name="ce1">
            <text:p>4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6]*[.E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7]*[.E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8]*[.E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9]*[.E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10]*[.E1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G11]*[.E11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12]*[.E12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13]*[.E1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G14]*[.E14]" table:style-name="ce1">
            <text:p>1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15]*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16]*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17]*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18]*[.E1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19]*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20]*[.E2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21]*[.E21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22]*[.E22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20" table:formula="of:=[.G23]*[.E23]" table:style-name="ce1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.G24]*[.E24]" table:style-name="ce1">
            <text:p>6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G25]*[.E25]" table:style-name="ce1">
            <text:p>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40" table:formula="of:=[.G26]*[.E26]" table:style-name="ce1">
            <text:p>4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60" table:formula="of:=[.G27]*[.E27]" table:style-name="ce1">
            <text:p>6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28]*[.E2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29]*[.E2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30]*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31]*[.E31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32]*[.E32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[.G33]*[.E33]" table:style-name="ce1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[.G34]*[.E34]" table:style-name="ce1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[.G35]*[.E35]" table:style-name="ce1">
            <text:p>8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36]*[.E36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G37]*[.E37]" table:style-name="ce1">
            <text:p>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G38]*[.E38]" table:style-name="ce1">
            <text:p>1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39]*[.E3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40]*[.E4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41]*[.E41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42]*[.E42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400" table:formula="of:=[.G43]*[.E43]" table:style-name="ce1">
            <text:p>4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400" table:formula="of:=[.G44]*[.E44]" table:style-name="ce1">
            <text:p>4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45]*[.E4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46]*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47]*[.E47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100" table:formula="of:=[.G48]*[.E48]" table:style-name="ce1">
            <text:p>1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49]*[.E49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12" table:formula="of:=[.G50]*[.E50]" table:style-name="ce1">
            <text:p>12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[.G51]*[.E5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50" table:formula="of:=[.G52]*[.E52]" table:style-name="ce1">
            <text:p>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3" table:style-name="ce1"/>
          <table:table-cell office:value-type="float" office:value="0" table:formula="of:=[.G53]*[.E53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table:number-columns-repeated="3" table:style-name="ce1"/>
          <table:table-cell office:value-type="float" office:value="0" table:formula="of:=[.G54]*[.E54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Колбаса сырокопченая Баварская ТМ Стародворье б/о т/п ф/в 0,17 кг АК</text:p>
          </table:table-cell>
          <table:table-cell table:style-name="ce1"/>
          <table:table-cell table:style-name="ce18"/>
          <table:table-cell table:style-name="ce10"/>
          <table:table-cell office:value-type="float" office:value="45" table:style-name="ce1">
            <text:p>45</text:p>
          </table:table-cell>
          <table:table-cell office:value-type="string" table:style-name="ce1">
            <text:p>шт</text:p>
          </table:table-cell>
          <table:table-cell office:value-type="float" office:value="0.17" table:style-name="ce1">
            <text:p>0,17</text:p>
          </table:table-cell>
          <table:table-cell office:value-type="float" office:value="7.65" table:formula="of:=[.G55]*[.E55]" table:style-name="ce1">
            <text:p>7,65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Колбаса сырокопченая Швейцарская ТМ Стародворье фиброуз терм/п ф/в 0,17 кг АК</text:p>
          </table:table-cell>
          <table:table-cell table:style-name="ce1"/>
          <table:table-cell table:style-name="ce18"/>
          <table:table-cell table:style-name="ce10"/>
          <table:table-cell office:value-type="float" office:value="45" table:style-name="ce19">
            <text:p>45</text:p>
          </table:table-cell>
          <table:table-cell office:value-type="string" table:style-name="ce1">
            <text:p>шт</text:p>
          </table:table-cell>
          <table:table-cell office:value-type="float" office:value="0.17" table:style-name="ce1">
            <text:p>0,17</text:p>
          </table:table-cell>
          <table:table-cell office:value-type="float" office:value="7.65" table:formula="of:=[.G56]*[.E56]" table:style-name="ce1">
            <text:p>7,65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Колбаса варено-копченая Балыковая ТМ Стародворские колбасы ТС Вязанка фиброуз в/у вес НД2 СК1</text:p>
          </table:table-cell>
          <table:table-cell table:style-name="ce1"/>
          <table:table-cell table:style-name="ce18"/>
          <table:table-cell table:style-name="ce10"/>
          <table:table-cell office:value-type="float" office:value="25" table:style-name="ce19">
            <text:p>25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25" table:formula="of:=[.G57]*[.E57]" table:style-name="ce1">
            <text:p>25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Колбаса варено-копченая Сервелат Кремлевский ТМ Стародворье фиброуз в/у ф/в 0,35 кг срез УВС СК2</text:p>
          </table:table-cell>
          <table:table-cell table:style-name="ce1"/>
          <table:table-cell table:style-name="ce18"/>
          <table:table-cell table:style-name="ce10"/>
          <table:table-cell office:value-type="float" office:value="24" table:style-name="ce19">
            <text:p>24</text:p>
          </table:table-cell>
          <table:table-cell office:value-type="string" table:style-name="ce1">
            <text:p>шт</text:p>
          </table:table-cell>
          <table:table-cell office:value-type="float" office:value="0.35" table:style-name="ce1">
            <text:p>0,35</text:p>
          </table:table-cell>
          <table:table-cell office:value-type="float" office:value="8.3999999999999986" table:formula="of:=[.G58]*[.E58]" table:style-name="ce1">
            <text:p>8,4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Колбаса варено-копченая Сочинка по-европейски с сочной грудинкой ТМ Стародворье фиброуз в/у вес СК2</text:p>
          </table:table-cell>
          <table:table-cell table:style-name="ce1"/>
          <table:table-cell table:style-name="ce18"/>
          <table:table-cell table:style-name="ce20"/>
          <table:table-cell office:value-type="float" office:value="10" table:style-name="ce19">
            <text:p>10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[.G59]*[.E59]" table:style-name="ce1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Колбаса полукопченая Аль-Ислами ТМ Вязанка Халяль фиброуз в/у ф/в 0,35 кг АК</text:p>
          </table:table-cell>
          <table:table-cell table:style-name="ce1"/>
          <table:table-cell table:style-name="ce18"/>
          <table:table-cell table:style-name="ce10"/>
          <table:table-cell office:value-type="float" office:value="20" table:style-name="ce19">
            <text:p>20</text:p>
          </table:table-cell>
          <table:table-cell office:value-type="string" table:style-name="ce1">
            <text:p>шт</text:p>
          </table:table-cell>
          <table:table-cell office:value-type="float" office:value="0.35" table:style-name="ce1">
            <text:p>0,35</text:p>
          </table:table-cell>
          <table:table-cell office:value-type="float" office:value="7" table:formula="of:=[.G60]*[.E60]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Колбаса полукопченая Сочинка рубленая с сочным окороком ТМ Стародворье фиброуз в/у ф/в 0,3 кг срез СК2</text:p>
          </table:table-cell>
          <table:table-cell table:style-name="ce1"/>
          <table:table-cell table:style-name="ce18"/>
          <table:table-cell table:style-name="ce10"/>
          <table:table-cell office:value-type="float" office:value="30" table:style-name="ce19">
            <text:p>30</text:p>
          </table:table-cell>
          <table:table-cell office:value-type="string" table:style-name="ce1">
            <text:p>шт</text:p>
          </table:table-cell>
          <table:table-cell office:value-type="float" office:value="0.3" table:style-name="ce1">
            <text:p>0,3</text:p>
          </table:table-cell>
          <table:table-cell office:value-type="float" office:value="9" table:formula="of:=[.G61]*[.E61]" table:style-name="ce1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Колбаса вареная Молочная Дугушка ТМ Стародворье ТС Дугушка полиамид ф/в 0,4 кг СК1</text:p>
          </table:table-cell>
          <table:table-cell table:style-name="ce1"/>
          <table:table-cell table:style-name="ce18"/>
          <table:table-cell table:style-name="ce10"/>
          <table:table-cell office:value-type="float" office:value="12" table:style-name="ce19">
            <text:p>12</text:p>
          </table:table-cell>
          <table:table-cell office:value-type="string" table:style-name="ce1">
            <text:p>шт</text:p>
          </table:table-cell>
          <table:table-cell office:value-type="float" office:value="0.4" table:style-name="ce1">
            <text:p>0,4</text:p>
          </table:table-cell>
          <table:table-cell office:value-type="float" office:value="4.8000000000000007" table:formula="of:=[.G62]*[.E62]" table:style-name="ce1">
            <text:p>4,8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Колбаса вареная Молочная Традиционная ТМ Стародворье полиамид ф/в 0,4 кг СК1</text:p>
          </table:table-cell>
          <table:table-cell table:style-name="ce1"/>
          <table:table-cell table:style-name="ce18"/>
          <table:table-cell table:style-name="ce10"/>
          <table:table-cell office:value-type="float" office:value="20" table:style-name="ce19">
            <text:p>20</text:p>
          </table:table-cell>
          <table:table-cell office:value-type="string" table:style-name="ce1">
            <text:p>шт</text:p>
          </table:table-cell>
          <table:table-cell office:value-type="float" office:value="0.4" table:style-name="ce1">
            <text:p>0,4</text:p>
          </table:table-cell>
          <table:table-cell office:value-type="float" office:value="8" table:formula="of:=[.G63]*[.E63]" table:style-name="ce1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Колбаса вареная Мусульманская Халяль ТМ Вязанка вектор ф/в 0,4 кг АК</text:p>
          </table:table-cell>
          <table:table-cell table:style-name="ce1"/>
          <table:table-cell table:style-name="ce18"/>
          <table:table-cell table:style-name="ce10"/>
          <table:table-cell office:value-type="float" office:value="60" table:style-name="ce19">
            <text:p>60</text:p>
          </table:table-cell>
          <table:table-cell office:value-type="string" table:style-name="ce1">
            <text:p>шт</text:p>
          </table:table-cell>
          <table:table-cell office:value-type="float" office:value="0.4" table:style-name="ce1">
            <text:p>0,4</text:p>
          </table:table-cell>
          <table:table-cell office:value-type="float" office:value="24" table:formula="of:=[.G64]*[.E64]" table:style-name="ce1">
            <text:p>24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Колбаса вареная Стародворская Традиционная ТМ Стародворье полиамид ф/в 0,4 кг СК1</text:p>
          </table:table-cell>
          <table:table-cell table:style-name="ce1"/>
          <table:table-cell table:style-name="ce18"/>
          <table:table-cell table:style-name="ce10"/>
          <table:table-cell office:value-type="float" office:value="10" table:style-name="ce19">
            <text:p>10</text:p>
          </table:table-cell>
          <table:table-cell office:value-type="string" table:style-name="ce1">
            <text:p>шт</text:p>
          </table:table-cell>
          <table:table-cell office:value-type="float" office:value="0.4" table:style-name="ce1">
            <text:p>0,4</text:p>
          </table:table-cell>
          <table:table-cell office:value-type="float" office:value="4" table:formula="of:=[.G65]*[.E65]" table:style-name="ce1">
            <text:p>4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Ветчина Сливушка с индейкой ТМ Вязанка полиамид 0,3 кг УВС СК1</text:p>
          </table:table-cell>
          <table:table-cell table:style-name="ce1"/>
          <table:table-cell table:style-name="ce18"/>
          <table:table-cell table:style-name="ce10"/>
          <table:table-cell office:value-type="float" office:value="10" table:style-name="ce19">
            <text:p>10</text:p>
          </table:table-cell>
          <table:table-cell office:value-type="string" table:style-name="ce1">
            <text:p>шт</text:p>
          </table:table-cell>
          <table:table-cell office:value-type="float" office:value="0.3" table:style-name="ce1">
            <text:p>0,3</text:p>
          </table:table-cell>
          <table:table-cell office:value-type="float" office:value="3" table:formula="of:=[.G66]*[.E66]" table:style-name="ce1">
            <text:p>3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Ветчина Филейская ТМ Вязанка ТС Столичная полиамид ф/в 0,45 кг НД СК3</text:p>
          </table:table-cell>
          <table:table-cell table:style-name="ce1"/>
          <table:table-cell table:style-name="ce18"/>
          <table:table-cell table:style-name="ce10"/>
          <table:table-cell office:value-type="float" office:value="50" table:style-name="ce19">
            <text:p>50</text:p>
          </table:table-cell>
          <table:table-cell office:value-type="string" table:style-name="ce1">
            <text:p>шт</text:p>
          </table:table-cell>
          <table:table-cell office:value-type="float" office:value="0.45" table:style-name="ce1">
            <text:p>0,45</text:p>
          </table:table-cell>
          <table:table-cell office:value-type="float" office:value="22.5" table:formula="of:=[.G67]*[.E67]" table:style-name="ce1">
            <text:p>22,5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Сосиски Восточные халяль ТМ Вязанка полиамид в/у ф/в 0,33 кг АК</text:p>
          </table:table-cell>
          <table:table-cell table:style-name="ce1"/>
          <table:table-cell table:style-name="ce18"/>
          <table:table-cell table:style-name="ce10"/>
          <table:table-cell office:value-type="float" office:value="24" table:style-name="ce19">
            <text:p>24</text:p>
          </table:table-cell>
          <table:table-cell office:value-type="string" table:style-name="ce1">
            <text:p>шт</text:p>
          </table:table-cell>
          <table:table-cell office:value-type="float" office:value="0.33" table:style-name="ce1">
            <text:p>0,33</text:p>
          </table:table-cell>
          <table:table-cell office:value-type="float" office:value="7.92" table:formula="of:=[.G68]*[.E68]" table:style-name="ce1">
            <text:p>7,92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Сосиски Сочинки по-баварски с сыром ТМ Стародворье полиамид мгс ф/в 0,4 кг УВС СК4</text:p>
          </table:table-cell>
          <table:table-cell table:style-name="ce1"/>
          <table:table-cell table:style-name="ce18"/>
          <table:table-cell table:style-name="ce10"/>
          <table:table-cell office:value-type="float" office:value="20" table:style-name="ce19">
            <text:p>20</text:p>
          </table:table-cell>
          <table:table-cell office:value-type="string" table:style-name="ce1">
            <text:p>шт</text:p>
          </table:table-cell>
          <table:table-cell office:value-type="float" office:value="0.4" table:style-name="ce1">
            <text:p>0,4</text:p>
          </table:table-cell>
          <table:table-cell office:value-type="float" office:value="8" table:formula="of:=[.G69]*[.E69]" table:style-name="ce1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Бекон Вяленый выдержанный ТМ Стародворье в/у ф/в 0,055 кг нарезка Топ-ЛКК, Дистр МЗР</text:p>
          </table:table-cell>
          <table:table-cell table:style-name="ce1"/>
          <table:table-cell table:style-name="ce18"/>
          <table:table-cell table:style-name="ce10"/>
          <table:table-cell office:value-type="float" office:value="72" table:style-name="ce19">
            <text:p>72</text:p>
          </table:table-cell>
          <table:table-cell office:value-type="string" table:style-name="ce1">
            <text:p>шт</text:p>
          </table:table-cell>
          <table:table-cell office:value-type="float" office:value="5.5E-2" table:style-name="ce1">
            <text:p>0,055</text:p>
          </table:table-cell>
          <table:table-cell office:value-type="float" office:value="3.96" table:formula="of:=[.G70]*[.E70]" table:style-name="ce1">
            <text:p>3,96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Бекон сырокопченый ТМ Стародворье в/у ф/в 0,12 кг нарезка УМК Топ-ЛКК, Дистр МЗР</text:p>
          </table:table-cell>
          <table:table-cell table:style-name="ce1"/>
          <table:table-cell table:style-name="ce18"/>
          <table:table-cell table:style-name="ce10"/>
          <table:table-cell office:value-type="float" office:value="45" table:style-name="ce19">
            <text:p>45</text:p>
          </table:table-cell>
          <table:table-cell office:value-type="string" table:style-name="ce1">
            <text:p>шт</text:p>
          </table:table-cell>
          <table:table-cell office:value-type="float" office:value="0.12" table:style-name="ce1">
            <text:p>0,12</text:p>
          </table:table-cell>
          <table:table-cell office:value-type="float" office:value="5.3999999999999995" table:formula="of:=[.G71]*[.E71]" table:style-name="ce1">
            <text:p>5,4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Грудинка копчено-вареная ТМ Стародворье в/у ф/в 0,12 кг нарезка УМК Топ-ЛКК, Дистр МЗР</text:p>
          </table:table-cell>
          <table:table-cell table:style-name="ce1"/>
          <table:table-cell table:style-name="ce18"/>
          <table:table-cell table:style-name="ce10"/>
          <table:table-cell office:value-type="float" office:value="45" table:style-name="ce19">
            <text:p>45</text:p>
          </table:table-cell>
          <table:table-cell office:value-type="string" table:style-name="ce1">
            <text:p>шт</text:p>
          </table:table-cell>
          <table:table-cell office:value-type="float" office:value="0.12" table:style-name="ce1">
            <text:p>0,12</text:p>
          </table:table-cell>
          <table:table-cell office:value-type="float" office:value="5.3999999999999995" table:formula="of:=[.G72]*[.E72]" table:style-name="ce1">
            <text:p>5,4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Колбаса сырокопченая Мраморная ТМ Стародворье в/у ф/в 0,07 кг нарезка Топ-ЛКК, Дистр МЗР</text:p>
          </table:table-cell>
          <table:table-cell table:style-name="ce1"/>
          <table:table-cell table:style-name="ce18"/>
          <table:table-cell table:style-name="ce10"/>
          <table:table-cell office:value-type="float" office:value="15" table:style-name="ce19">
            <text:p>15</text:p>
          </table:table-cell>
          <table:table-cell office:value-type="string" table:style-name="ce1">
            <text:p>шт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.05" table:formula="of:=[.G73]*[.E73]" table:style-name="ce1">
            <text:p>1,05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Корейка Вяленая выдержанная ТМ Стародворье в/у ф/в 0,05 кг нарезка Топ-ЛКК, Дистр МЗР</text:p>
          </table:table-cell>
          <table:table-cell table:style-name="ce1"/>
          <table:table-cell table:style-name="ce18"/>
          <table:table-cell table:style-name="ce10"/>
          <table:table-cell office:value-type="float" office:value="30" table:style-name="ce19">
            <text:p>30</text:p>
          </table:table-cell>
          <table:table-cell office:value-type="string" table:style-name="ce1">
            <text:p>шт</text:p>
          </table:table-cell>
          <table:table-cell office:value-type="float" office:value="0.05" table:style-name="ce1">
            <text:p>0,05</text:p>
          </table:table-cell>
          <table:table-cell office:value-type="float" office:value="1.5" table:formula="of:=[.G74]*[.E74]" table:style-name="ce1">
            <text:p>1,5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Окорок Прошутто сыровяленый выдержанный ТМ Стародворье в/у ф/в 0,055 кг нарезка Топ-ЛКК, Дистр МЗР</text:p>
          </table:table-cell>
          <table:table-cell table:style-name="ce1"/>
          <table:table-cell table:style-name="ce18"/>
          <table:table-cell table:style-name="ce10"/>
          <table:table-cell office:value-type="float" office:value="54" table:style-name="ce19">
            <text:p>54</text:p>
          </table:table-cell>
          <table:table-cell office:value-type="string" table:style-name="ce1">
            <text:p>шт</text:p>
          </table:table-cell>
          <table:table-cell office:value-type="float" office:value="5.5E-2" table:style-name="ce1">
            <text:p>0,055</text:p>
          </table:table-cell>
          <table:table-cell office:value-type="float" office:value="2.97" table:formula="of:=[.G75]*[.E75]" table:style-name="ce1">
            <text:p>2,97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Окорок Хамон Вяленый выдержанный ТМ Стародворье в/у ф/в 0,055 кг нарезка Топ-ЛКК, Дистр МЗР</text:p>
          </table:table-cell>
          <table:table-cell table:style-name="ce1"/>
          <table:table-cell table:style-name="ce18"/>
          <table:table-cell table:style-name="ce10"/>
          <table:table-cell office:value-type="float" office:value="18" table:style-name="ce19">
            <text:p>18</text:p>
          </table:table-cell>
          <table:table-cell office:value-type="string" table:style-name="ce1">
            <text:p>шт</text:p>
          </table:table-cell>
          <table:table-cell office:value-type="float" office:value="5.5E-2" table:style-name="ce1">
            <text:p>0,055</text:p>
          </table:table-cell>
          <table:table-cell office:value-type="float" office:value="0.99" table:formula="of:=[.G76]*[.E76]" table:style-name="ce1">
            <text:p>0,99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Паштет Любительский ТМ Стародворье ламистер ф/в 0,1 кг РК</text:p>
          </table:table-cell>
          <table:table-cell table:style-name="ce1"/>
          <table:table-cell table:style-name="ce18"/>
          <table:table-cell table:style-name="ce10"/>
          <table:table-cell office:value-type="float" office:value="100" table:style-name="ce19">
            <text:p>100</text:p>
          </table:table-cell>
          <table:table-cell office:value-type="string" table:style-name="ce1">
            <text:p>шт</text:p>
          </table:table-cell>
          <table:table-cell office:value-type="float" office:value="0.1" table:style-name="ce1">
            <text:p>0,1</text:p>
          </table:table-cell>
          <table:table-cell office:value-type="float" office:value="10" table:formula="of:=[.G77]*[.E77]" table:style-name="ce1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Паштет печеночный с морковью ТМ Стародворье ламистер ф/в 0,1 кг НКК, Топ-ЛКК, Дистр РК</text:p>
          </table:table-cell>
          <table:table-cell table:style-name="ce1"/>
          <table:table-cell table:style-name="ce18"/>
          <table:table-cell table:style-name="ce10"/>
          <table:table-cell office:value-type="float" office:value="100" table:style-name="ce19">
            <text:p>100</text:p>
          </table:table-cell>
          <table:table-cell office:value-type="string" table:style-name="ce1">
            <text:p>шт</text:p>
          </table:table-cell>
          <table:table-cell office:value-type="float" office:value="0.1" table:style-name="ce1">
            <text:p>0,1</text:p>
          </table:table-cell>
          <table:table-cell office:value-type="float" office:value="10" table:formula="of:=[.G78]*[.E78]" table:style-name="ce1">
            <text:p>10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18"/>
          <table:table-cell table:style-name="ce10"/>
          <table:table-cell office:value-type="float" office:value="2900" table:formula="of:=SUM([.E2:.E78])" table:style-name="ce19">
            <text:p>2900</text:p>
          </table:table-cell>
          <table:table-cell table:number-columns-repeated="2" table:style-name="ce1"/>
          <table:table-cell office:value-type="float" office:value="2214.1900000000005" table:formula="of:=SUM([.H2:.H78])" table:style-name="ce19">
            <text:p>2214,19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18"/>
          <table:table-cell table:style-name="ce10"/>
          <table:table-cell table:style-name="ce19"/>
          <table:table-cell table:number-columns-repeated="16379" table:style-name="ce1"/>
        </table:table-row>
        <table:table-row table:number-rows-repeated="19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3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  <table:database-range table:target-range-address="Лист1.F1:Лист1.H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12-23T08:44:16Z</dc:date>
    <meta:print-date>2025-07-12T11:57:59Z</meta:print-date>
    <meta:editing-cycles>196</meta:editing-cycles>
    <meta:editing-duration>PT393449S</meta:editing-duration>
  </office:meta>
</office:document-meta>
</file>